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/>
      <style:text-properties style:font-name-complex="Calibri" fo:color="#000000" style:rfc-language-tag="en-029" fo:language="en"/>
    </style:style>
    <style:style style:name="P2" style:parent-style-name="Sansinterligne" style:family="paragraph">
      <style:text-properties style:font-name-complex="Calibri" fo:color="#000000" style:rfc-language-tag="en-029" fo:language="en"/>
    </style:style>
    <style:style style:name="P3" style:parent-style-name="Sansinterligne" style:family="paragraph">
      <style:text-properties style:font-name-complex="Calibri" fo:color="#000000" style:rfc-language-tag="en-029" fo:language="en"/>
    </style:style>
    <style:style style:name="P4" style:parent-style-name="Sansinterligne" style:family="paragraph">
      <style:text-properties style:font-name-complex="Calibri" fo:color="#000000" style:rfc-language-tag="en-029" fo:language="en"/>
    </style:style>
    <style:style style:name="P5" style:parent-style-name="Sansinterligne" style:family="paragraph">
      <style:text-properties style:font-name-complex="Calibri" fo:color="#000000" style:rfc-language-tag="en-029" fo:language="en"/>
    </style:style>
    <style:style style:name="P6" style:parent-style-name="Sansinterligne" style:family="paragraph">
      <style:text-properties style:font-name-complex="Calibri" fo:color="#000000" style:rfc-language-tag="en-029" fo:language="en"/>
    </style:style>
    <style:style style:name="P7" style:parent-style-name="Sansinterligne" style:family="paragraph">
      <style:text-properties style:font-name-complex="Calibri" fo:color="#000000" style:rfc-language-tag="en-029" fo:language="en"/>
    </style:style>
    <style:style style:name="P8" style:parent-style-name="Sansinterligne" style:family="paragraph">
      <style:text-properties style:font-name-complex="Calibri" fo:color="#000000" style:rfc-language-tag="en-029" fo:language="en"/>
    </style:style>
    <style:style style:name="T9" style:parent-style-name="Policepardéfaut" style:family="text">
      <style:text-properties style:font-name-complex="Calibri" fo:color="#000000" style:rfc-language-tag="en-029" fo:language="en"/>
    </style:style>
    <style:style style:name="T10" style:parent-style-name="Lienhypertexte" style:family="text">
      <style:text-properties style:font-name-complex="Calibri" fo:color="#000000" fo:background-color="#FFFFFF" style:text-underline-type="none" style:rfc-language-tag="en-029" fo:language="en"/>
    </style:style>
    <style:style style:name="T11" style:parent-style-name="Policepardéfaut" style:family="text">
      <style:text-properties style:font-name-complex="Calibri" fo:color="#000000" style:rfc-language-tag="en-029" fo:language="en"/>
    </style:style>
    <style:style style:name="T12" style:parent-style-name="Policepardéfaut" style:family="text">
      <style:text-properties style:font-name-complex="Calibri" fo:color="#000000" style:rfc-language-tag="en-029" fo:language="en"/>
    </style:style>
    <style:style style:name="P13" style:parent-style-name="Sansinterligne" style:family="paragraph">
      <style:text-properties style:font-name-complex="Calibri" fo:color="#000000" style:rfc-language-tag="en-029" fo:language="en"/>
    </style:style>
    <style:style style:name="P14" style:parent-style-name="Sansinterligne" style:family="paragraph">
      <style:text-properties style:font-name-complex="Calibri" fo:color="#000000" style:rfc-language-tag="en-029" fo:language="en"/>
    </style:style>
    <style:style style:name="P15" style:parent-style-name="Sansinterligne" style:family="paragraph">
      <style:text-properties style:font-name-complex="Calibri" fo:color="#000000" style:rfc-language-tag="en-029" fo:language="en"/>
    </style:style>
    <style:style style:name="P16" style:parent-style-name="Sansinterligne" style:family="paragraph">
      <style:text-properties style:font-name-complex="Calibri" fo:color="#000000" style:rfc-language-tag="en-029" fo:language="en"/>
    </style:style>
    <style:style style:name="P17" style:parent-style-name="Sansinterligne" style:family="paragraph">
      <style:text-properties style:font-name-complex="Calibri" fo:color="#000000" style:rfc-language-tag="en-029" fo:language="en"/>
    </style:style>
    <style:style style:name="P18" style:parent-style-name="Sansinterligne" style:family="paragraph">
      <style:text-properties style:font-name-complex="Calibri" fo:color="#000000" style:rfc-language-tag="en-029" fo:language="en"/>
    </style:style>
    <style:style style:name="P19" style:parent-style-name="Sansinterligne" style:family="paragraph">
      <style:text-properties style:font-name-complex="Calibri" fo:color="#000000" style:rfc-language-tag="en-029" fo:language="en"/>
    </style:style>
    <style:style style:name="P20" style:parent-style-name="Sansinterligne" style:family="paragraph">
      <style:text-properties style:font-name-complex="Calibri" fo:color="#000000" style:rfc-language-tag="en-029" fo:language="en"/>
    </style:style>
    <style:style style:name="P21" style:parent-style-name="Sansinterligne" style:family="paragraph">
      <style:text-properties style:font-name-complex="Calibri" fo:color="#000000" style:rfc-language-tag="en-029" fo:language="en"/>
    </style:style>
    <style:style style:name="P22" style:parent-style-name="Sansinterligne" style:family="paragraph">
      <style:text-properties style:font-name-complex="Calibri" fo:color="#000000" style:rfc-language-tag="en-029" fo:language="en"/>
    </style:style>
    <style:style style:name="P23" style:parent-style-name="Sansinterligne" style:family="paragraph">
      <style:text-properties style:font-name-complex="Calibri" fo:color="#000000" style:rfc-language-tag="en-029" fo:language="en"/>
    </style:style>
    <style:style style:name="P24" style:parent-style-name="Sansinterligne" style:family="paragraph">
      <style:text-properties style:font-name-complex="Calibri" fo:color="#000000" style:rfc-language-tag="en-029" fo:language="en"/>
    </style:style>
    <style:style style:name="P25" style:parent-style-name="Sansinterligne" style:family="paragraph">
      <style:text-properties style:font-name-complex="Calibri" fo:color="#000000" style:rfc-language-tag="en-029" fo:language="en"/>
    </style:style>
    <style:style style:name="P26" style:parent-style-name="Sansinterligne" style:family="paragraph">
      <style:text-properties style:font-name-complex="Calibri" fo:color="#000000" style:rfc-language-tag="en-029" fo:language="en"/>
    </style:style>
    <style:style style:name="P27" style:parent-style-name="Sansinterligne" style:family="paragraph">
      <style:text-properties style:font-name-complex="Calibri" fo:color="#000000" style:rfc-language-tag="en-029" fo:language="en"/>
    </style:style>
    <style:style style:name="P28" style:parent-style-name="Sansinterligne" style:family="paragraph">
      <style:text-properties style:font-name-complex="Calibri" fo:color="#000000" style:rfc-language-tag="en-029" fo:language="en"/>
    </style:style>
    <style:style style:name="P29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0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1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2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3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4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5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6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7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8" style:parent-style-name="Sansinterligne" style:list-style-name="LFO1" style:family="paragraph">
      <style:text-properties style:font-name-complex="Calibri" fo:color="#000000" style:rfc-language-tag="en-029" fo:language="en"/>
    </style:style>
    <style:style style:name="P39" style:parent-style-name="Sansinterligne" style:family="paragraph">
      <style:text-properties style:font-name-complex="Calibri" fo:color="#000000" style:rfc-language-tag="en-029" fo:language="en"/>
    </style:style>
    <style:style style:name="P40" style:parent-style-name="Sansinterligne" style:family="paragraph">
      <style:text-properties style:font-name-complex="Calibri" fo:color="#000000" style:rfc-language-tag="en-029" fo:language="en"/>
    </style:style>
    <style:style style:name="P41" style:parent-style-name="Sansinterligne" style:family="paragraph">
      <style:text-properties style:font-name-complex="Calibri" fo:color="#000000" style:rfc-language-tag="en-029" fo:language="en"/>
    </style:style>
    <style:style style:name="P42" style:parent-style-name="Sansinterligne" style:family="paragraph">
      <style:text-properties style:font-name-complex="Calibri" fo:color="#000000" style:rfc-language-tag="en-029" fo:language="en"/>
    </style:style>
    <style:style style:name="P43" style:parent-style-name="Sansinterligne" style:family="paragraph">
      <style:text-properties style:font-name-complex="Calibri" fo:color="#000000" style:rfc-language-tag="en-029" fo:language="en"/>
    </style:style>
    <style:style style:name="P44" style:parent-style-name="Sansinterligne" style:family="paragraph">
      <style:text-properties style:font-name-complex="Calibri" fo:color="#000000" style:rfc-language-tag="en-029" fo:language="en"/>
    </style:style>
    <style:style style:name="P45" style:parent-style-name="Sansinterligne" style:family="paragraph">
      <style:text-properties style:font-name-complex="Calibri" fo:color="#000000" style:rfc-language-tag="en-029" fo:language="en"/>
    </style:style>
    <style:style style:name="P46" style:parent-style-name="Sansinterligne" style:family="paragraph">
      <style:text-properties style:font-name-complex="Calibri" fo:color="#000000" style:rfc-language-tag="en-029" fo:language="en"/>
    </style:style>
    <style:style style:name="P47" style:parent-style-name="Sansinterligne" style:family="paragraph">
      <style:text-properties style:font-name-complex="Calibri" fo:color="#000000" style:rfc-language-tag="en-029" fo:language="en"/>
    </style:style>
    <style:style style:name="P48" style:parent-style-name="Sansinterligne" style:family="paragraph">
      <style:text-properties style:font-name-complex="Calibri" fo:color="#000000" style:rfc-language-tag="en-029" fo:language="en"/>
    </style:style>
    <style:style style:name="T49" style:parent-style-name="Policepardéfaut" style:family="text">
      <style:text-properties style:font-name-complex="Calibri" fo:color="#000000" style:rfc-language-tag="en-029" fo:language="en"/>
    </style:style>
  </office:automatic-styles>
  <office:body>
    <office:text text:use-soft-page-breaks="true">
      <text:p text:style-name="P1">People get surgery to look like Snapchat filters.</text:p>
      <text:p text:style-name="P2"/>
      <text:p text:style-name="P3">New trend: surgery to look like snapchat filters</text:p>
      <text:p text:style-name="P4">Trend called: Snapchat dysmorphia</text:p>
      <text:p text:style-name="P5">Body dysmorphic disorder obsessed of the idea that punch their body underneath of big major deflected.</text:p>
      <text:p text:style-name="P6">Most plastic surger ++ face plastic surgery to look like their snapchat selfies to have <text:s/></text:p>
      <text:p text:style-name="P7"/>
      <text:p text:style-name="P8"/>
      <text:p text:style-name="Sansinterligne"><text:span text:style-name="T9">Those selfies show often an<text:s/></text:span><text:a xlink:href="https://www.linguee.com/english-french/translation/unattainable.html" office:target-frame-name="_top" xlink:show="replace"><text:span text:style-name="T10">unattainable</text:span></text:a><text:span text:style-name="T11"><text:s/></text:span><text:span text:style-name="T12">look.</text:span></text:p>
      <text:p text:style-name="P13">thinner noses wide eyes and<text:s/></text:p>
      <text:p text:style-name="P14"/>
      <text:p text:style-name="P15"/>
      <text:p text:style-name="P16"/>
      <text:p text:style-name="P17">A)True-<text:s/></text:p>
      <text:p text:style-name="P18">B)True</text:p>
      <text:p text:style-name="P19">C)True</text:p>
      <text:p text:style-name="P20">D)True</text:p>
      <text:p text:style-name="P21">E)True</text:p>
      <text:p text:style-name="P22">F)False</text:p>
      <text:p text:style-name="P23">G)False</text:p>
      <text:p text:style-name="P24">H)False</text:p>
      <text:p text:style-name="P25"/>
      <text:p text:style-name="P26"/>
      <text:p text:style-name="P27"/>
      <text:p text:style-name="P28"/>
      <text:list text:style-name="LFO1" text:continue-numbering="true">
        <text:list-item>
          <text:p text:style-name="P29">Disturbing <text:s text:c="9"/>a) carry out</text:p>
        </text:list-item>
        <text:list-item>
          <text:p text:style-name="P30">Procedures <text:s text:c="8"/>b) imperfect</text:p>
        </text:list-item>
        <text:list-item>
          <text:p text:style-name="P31">Termed<text:tab/><text:s text:c="9"/><text:tab/><text:s/>c) prevalence</text:p>
        </text:list-item>
        <text:list-item>
          <text:p text:style-name="P32">Flawed <text:s text:c="15"/>d) changes</text:p>
        </text:list-item>
        <text:list-item>
          <text:p text:style-name="P33">Alterations <text:s text:c="9"/>e) operations</text:p>
        </text:list-item>
        <text:list-item>
          <text:p text:style-name="P34">Fuelling <text:s text:c="15"/>f) impossible</text:p>
        </text:list-item>
        <text:list-item>
          <text:p text:style-name="P35">Perform <text:s text:c="14"/>g) worrying</text:p>
        </text:list-item>
        <text:list-item>
          <text:p text:style-name="P36">Unattainable <text:s text:c="6"/>h) confidence</text:p>
        </text:list-item>
        <text:list-item>
          <text:p text:style-name="P37">Pervasiveness <text:s text:c="4"/>i) called</text:p>
        </text:list-item>
        <text:list-item>
          <text:p text:style-name="P38">Self-esteem <text:s text:c="8"/>j) feeding</text:p>
        </text:list-item>
      </text:list>
      <text:p text:style-name="P39"/>
      <text:p text:style-name="P40">1g</text:p>
      <text:p text:style-name="P41">2e</text:p>
      <text:p text:style-name="P42">3i</text:p>
      <text:p text:style-name="P43">4b</text:p>
      <text:p text:style-name="P44">5d</text:p>
      <text:p text:style-name="P45">6j<text:s/></text:p>
      <text:p text:style-name="P46">7a</text:p>
      <text:p text:style-name="P47">8f</text:p>
      <text:p text:style-name="P48">9c</text:p>
      <text:p text:style-name="Sansinterligne"><text:span text:style-name="T49">10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08T14:15:00Z</meta:creation-date>
    <dc:date>2020-09-08T14:44:00Z</dc:date>
    <meta:template xlink:href="Normal" xlink:type="simple"/>
    <meta:editing-cycles>1</meta:editing-cycles>
    <meta:editing-duration>PT1740S</meta:editing-duration>
    <meta:document-statistic meta:page-count="1" meta:paragraph-count="1" meta:word-count="141" meta:character-count="919" meta:row-count="6" meta:non-whitespace-character-count="779"/>
  </office:meta>
</office:document-meta>
</file>